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rme des Teufels</text:h>
      <text:p text:style-name="P1">Keine Nostalgie trieb mich zum Beat.<text:line-break/>Schrieb dieses Lied, </text:p>
      <text:p text:style-name="P1">um die Erinnerung, die tief in dir begraben liegt, zu belichten...<text:line-break/>Die Schichten, die dich vergiften,<text:line-break/>Zu durchbrechen.<text:line-break/>Hast du vergessen,<text:line-break/>Dich mit uns, den Jungs, zu treffen<text:line-break/>An unseren alten Plätzen?<text:line-break/></text:p>
      <text:p text:style-name="P1">War nicht immer alles koscher.<text:line-break/>Flaschen in Taschen,<text:line-break/>Kippen und Wodka.<text:line-break/>Ohne Punkt und Komma<text:line-break/>Der Umtrunk ins Koma...<text:line-break/></text:p>
      <text:p text:style-name="P1">Waren jung... und dumm...<text:line-break/>Doch wuchsen auf, wurden älter.<text:line-break/>Seite an Seite, Reise für Reise –<text:line-break/>Terence Hill, Bud Spencer.<text:line-break/></text:p>
      <text:p text:style-name="P1">Hast uns den Rücken gestärkt,<text:line-break/>Auch wenn’s bedeutete, Konsequenzen zu tragen,<text:line-break/>Als Richter dich löcherten mit Fragen,<text:line-break/>Um auszusagen.<text:line-break/>Haben...<text:line-break/></text:p>
      <text:p text:style-name="P1">Trotz Stress hier und da...<text:line-break/>Alles gehabt... doch irgendwas<text:line-break/>Hat dich gepackt<text:line-break/>Mit aller Kraft,<text:line-break/>Der Teufel mit seinem Pakt.<text:line-break/></text:p>
      <text:p text:style-name="P1">Hast du vergessen, wer du bist?<text:line-break/></text:p>
      <text:p text:style-name="P1">Wer du warst?<text:line-break/>Bitte komm zurück...<text:line-break/></text:p>
      <text:p text:style-name="P1">Aus Teufels Arm.<text:line-break/></text:p>
      <text:p text:style-name="P1">An dem Tag, als du vergaßt,<text:line-break/><text:soft-page-break/>Das Päckchen mit Gift vor uns zu verstecken,<text:line-break/>War’s uns klar:<text:line-break/>Haben versagt.<text:line-break/>Konnten dich nicht retten<text:line-break/>Und...<text:line-break/></text:p>
      <text:p text:style-name="P1">Die schweren Ketten der Sucht<text:line-break/>Nicht brechen vom...<text:line-break/></text:p>
      <text:p text:style-name="P1">Konsum besessen. Setzten klare Grenzen.<text:line-break/>Doch unsere Treffen, um...<text:line-break/>Über gemeinsame Interessen<text:line-break/>Zu schwätzen,<text:line-break/>Uns...<text:line-break/>Zu vernetzen,<text:line-break/>Wurden vergessen. Drum...<text:line-break/></text:p>
      <text:p text:style-name="P1">Vergaßen wir Stück für Stück den </text:p>
      <text:p text:style-name="P1">echten Grund...<text:line-break/></text:p>
      <text:p text:style-name="P1">Warum du nie da warst.<text:line-break/>Zogen Konsequenzen und...<text:line-break/></text:p>
      <text:p text:style-name="P1">Gaben nicht auf.<text:line-break/>Doch setzten den </text:p>
      <text:p text:style-name="P1">letzten Punkt...<text:line-break/></text:p>
      <text:p text:style-name="P1">Glaube aus tiefstem Herzen,<text:line-break/>Dass du es schaffst.<text:line-break/>Reiß dich zusammen.<text:line-break/>Fang an... </text:p>
      <text:p text:style-name="P1"/>
      <text:p text:style-name="P1">wenn nicht du, wer dann?<text:line-break/>Weiß, dass du es kannst...<text:line-break/>Steh deinen Mann.<text:line-break/></text:p>
      <text:p text:style-name="P1">Die Frage ist nicht, ob, sondern nur, wann...<text:line-break/>Bin gespannt...<text:line-break/></text:p>
      <text:p text:style-name="P1">Biete dir an,<text:line-break/>Diese Reise in bessere Zeiten<text:line-break/><text:soft-page-break/>Als Gespann...<text:line-break/></text:p>
      <text:p text:style-name="P1">Zu begleiten und dann<text:line-break/>Entlang deiner Bahn<text:line-break/>Seite an Seite<text:line-break/>Zutun, was ich kann...<text:line-break/>Dich voran...<text:line-break/>Zu treiben.<text:line-break/>Pack mit an...<text:line-break/></text:p>
      <text:p text:style-name="P1">Werden Stein für Stein klein feilen<text:line-break/>Mit Tatendrang...<text:line-break/>Angreifen<text:line-break/>Und beweisen,<text:line-break/>Dass es Möglichkeiten gibt,<text:line-break/>Vom Rand...<text:line-break/></text:p>
      <text:p text:style-name="P1">Des Abgrunds<text:line-break/>Zurückzuschreiten.<text:line-break/>Zu begreifen,<text:line-break/>Dass du in der Lage bist, den Bann...<text:line-break/></text:p>
      <text:p text:style-name="P1">Des Teufels auszuschalten.<text:line-break/>Das Programm...<text:line-break/>Zu überschreiben.<text:line-break/>Keine leichte Aufgabe, doch für uns beide...<text:line-break/>Machbar. </text:p>
      <text:p text:style-name="P1">Sag mir nur, wann...<text:line-break/></text:p>
      <text:p text:style-name="P1">Und ich eile.<text:line-break/></text:p>
      <text:p text:style-name="P1">Hast du vergessen, wer du bist?<text:line-break/></text:p>
      <text:p text:style-name="P1">Wer du warst?<text:line-break/>Bitte komm zurück...<text:line-break/></text:p>
      <text:p text:style-name="P1">Aus Teufels Arm.<text:line-break/></text:p>
      <text:p text:style-name="P1">Bitte richte deine Blicke zur Mitte<text:line-break/>Der Wippe auf der dünnen Klinge<text:line-break/>Zwischen<text:line-break/>Den Klippen und flicke<text:line-break/><text:soft-page-break/>Die Risse früherer Schnitte.<text:line-break/>Schicke<text:line-break/>Dritte<text:line-break/>Deiner vergifteten<text:line-break/>Klicke in die<text:line-break/>Hitze der Wüste<text:line-break/>Und setze<text:line-break/>Dinge auf die Spitze<text:line-break/>Deiner...<text:line-break/></text:p>
      <text:p text:style-name="P1">Liste, die dich unterstützen,<text:line-break/>Beschützen...<text:line-break/>Schmeiß den Scheiß,<text:line-break/>Der dich vergiftet,<text:line-break/>In dreckige Pfützen<text:line-break/>Und...<text:line-break/></text:p>
      <text:p text:style-name="P1">Bis dahin... mach’ ich weiterhin mein Ding...<text:line-break/>In diesem Sinn...<text:line-break/>Pass auf dich auf.<text:line-break/>Klopf an, wenn du mich brauchst,<text:line-break/>Um neu zu begin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7:11.37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4" meta:paragraph-count="34" meta:word-count="425" meta:character-count="2653"/>
  </office:meta>
</office:document-meta>
</file>